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4389in" style:rel-column-width="23080*"/>
    </style:style>
    <style:style style:name="Table1.B" style:family="table-column">
      <style:table-column-properties style:column-width="4.4861in" style:rel-column-width="42455*"/>
    </style:style>
    <style:style style:name="Table1.A1" style:family="table-cell">
      <style:table-cell-properties fo:padding="0in" fo:border="none"/>
    </style:style>
    <style:style style:name="P1" style:family="paragraph" style:parent-style-name="Table_20_Contents">
      <style:text-properties officeooo:rsid="00ad1e80" officeooo:paragraph-rsid="00ad1e80"/>
    </style:style>
    <style:style style:name="P2" style:family="paragraph" style:parent-style-name="Table_20_Contents">
      <style:paragraph-properties fo:text-align="end" style:justify-single-word="false"/>
      <style:text-properties fo:font-size="12pt" officeooo:rsid="00ad1e80" officeooo:paragraph-rsid="00ad1e80" style:font-size-asian="12pt" style:font-size-complex="12pt"/>
    </style:style>
    <style:style style:name="P3" style:family="paragraph" style:parent-style-name="Table_20_Contents">
      <style:text-properties fo:font-size="13pt" officeooo:rsid="0017650d" officeooo:paragraph-rsid="00259f4d" style:font-size-asian="13pt" style:font-size-complex="13pt"/>
    </style:style>
    <style:style style:name="P4" style:family="paragraph" style:parent-style-name="Table_20_Contents">
      <style:paragraph-properties fo:text-align="end" style:justify-single-word="false"/>
      <style:text-properties fo:font-size="8pt" officeooo:rsid="0070ac61" officeooo:paragraph-rsid="0070ac61" style:font-size-asian="12.25pt" style:font-size-complex="14pt"/>
    </style:style>
    <style:style style:name="P5" style:family="paragraph" style:parent-style-name="Standard">
      <style:text-properties officeooo:paragraph-rsid="00259f4d"/>
    </style:style>
    <style:style style:name="P6" style:family="paragraph" style:parent-style-name="Standard">
      <style:text-properties officeooo:rsid="0053d86c" officeooo:paragraph-rsid="004f64aa"/>
    </style:style>
    <style:style style:name="P7" style:family="paragraph" style:parent-style-name="Standard">
      <style:text-properties fo:font-weight="bold" officeooo:rsid="00c6644a" officeooo:paragraph-rsid="00c6644a" style:font-weight-asian="bold" style:font-weight-complex="bold"/>
    </style:style>
    <style:style style:name="P8" style:family="paragraph" style:parent-style-name="Standard">
      <style:text-properties officeooo:rsid="00ad1e80" officeooo:paragraph-rsid="004f64aa"/>
    </style:style>
    <style:style style:name="P9" style:family="paragraph" style:parent-style-name="Standard">
      <style:text-properties officeooo:rsid="00c6644a" officeooo:paragraph-rsid="00c6644a"/>
    </style:style>
    <style:style style:name="P10" style:family="paragraph" style:parent-style-name="Standard" style:list-style-name="L1">
      <style:paragraph-properties fo:margin-top="0.0402in" fo:margin-bottom="0.0402in" style:contextual-spacing="false"/>
      <style:text-properties fo:font-size="12pt" style:text-underline-style="none" fo:font-weight="normal" officeooo:rsid="00b90bdd" officeooo:paragraph-rsid="00ad1e80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margin-top="0.0402in" fo:margin-bottom="0.0402in" style:contextual-spacing="false"/>
      <style:text-properties fo:font-size="12pt" style:text-underline-style="none" fo:font-weight="normal" officeooo:rsid="00b90bdd" officeooo:paragraph-rsid="00c6644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in" fo:margin-bottom="0in" style:contextual-spacing="false"/>
      <style:text-properties fo:font-size="12pt" style:text-underline-style="none" fo:font-weight="normal" officeooo:rsid="00b90bdd" officeooo:paragraph-rsid="00ad1e8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in" fo:margin-bottom="0in" style:contextual-spacing="false"/>
      <style:text-properties fo:font-size="12pt" style:text-underline-style="none" fo:font-weight="normal" officeooo:rsid="00cd4cbc" officeooo:paragraph-rsid="00cd4cb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in" fo:margin-bottom="0in" style:contextual-spacing="false"/>
      <style:text-properties fo:font-size="14pt" style:text-underline-style="none" fo:font-weight="bold" officeooo:rsid="00c6644a" officeooo:paragraph-rsid="00c6644a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top="0in" fo:margin-bottom="0in" style:contextual-spacing="false"/>
      <style:text-properties fo:font-size="12pt" style:text-underline-style="none" fo:font-weight="normal" officeooo:rsid="00c6644a" officeooo:paragraph-rsid="00c6644a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margin-top="0in" fo:margin-bottom="0in" style:contextual-spacing="false"/>
      <style:text-properties officeooo:paragraph-rsid="00c6644a"/>
    </style:style>
    <style:style style:name="P17" style:family="paragraph" style:parent-style-name="Standard" style:list-style-name="L3">
      <style:paragraph-properties fo:margin-top="0.0201in" fo:margin-bottom="0.0201in" style:contextual-spacing="false"/>
      <style:text-properties officeooo:paragraph-rsid="00c9b53b"/>
    </style:style>
    <style:style style:name="P18" style:family="paragraph" style:parent-style-name="Standard" style:list-style-name="L3">
      <style:paragraph-properties fo:margin-top="0.0201in" fo:margin-bottom="0.0201in" style:contextual-spacing="false"/>
      <style:text-properties fo:font-size="12pt" style:text-underline-style="none" fo:font-weight="normal" officeooo:rsid="00c6644a" officeooo:paragraph-rsid="00c9b53b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4pt" fo:font-weight="bold" officeooo:rsid="00429685" officeooo:paragraph-rsid="00429685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2pt" fo:font-weight="normal" officeooo:rsid="00429685" officeooo:paragraph-rsid="0042968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cb5911" officeooo:paragraph-rsid="00cb5911" style:font-size-asian="10.5pt" style:font-weight-asian="normal" style:font-size-complex="12pt" style:font-weight-complex="normal"/>
    </style:style>
    <style:style style:name="T1" style:family="text">
      <style:text-properties officeooo:rsid="00c49be4"/>
    </style:style>
    <style:style style:name="T2" style:family="text">
      <style:text-properties officeooo:rsid="00c6644a"/>
    </style:style>
    <style:style style:name="T3" style:family="text">
      <style:text-properties officeooo:rsid="00ad1e80"/>
    </style:style>
    <style:style style:name="T4" style:family="text">
      <style:text-properties fo:font-size="12pt" style:text-underline-style="none" fo:font-weight="normal" officeooo:rsid="00c6644a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c9b53b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T242</text:p>
          </table:table-cell>
          <table:table-cell table:style-name="Table1.A1" office:value-type="string">
            <text:p text:style-name="P2">Lab <text:span text:style-name="T1">1</text:span></text:p>
          </table:table-cell>
        </table:table-row>
        <table:table-row>
          <table:table-cell table:style-name="Table1.A1" office:value-type="string">
            <text:p text:style-name="P3">Score: ______/<text:span text:style-name="T2">10</text:span></text:p>
          </table:table-cell>
          <table:table-cell table:style-name="Table1.A1" office:value-type="string">
            <text:p text:style-name="P4"><text:span text:style-name="T3">v</text:span>1.<text:span text:style-name="T3">0</text:span></text:p>
          </table:table-cell>
        </table:table-row>
      </table:table>
      <text:p text:style-name="P5"/>
      <text:p text:style-name="P6">The purpose of this <text:span text:style-name="T2">assignment is to get hands on with Swift and Storyboard.</text:span></text:p>
      <text:p text:style-name="P6"/>
      <text:p text:style-name="P7">Specifications</text:p>
      <text:p text:style-name="P8"/>
      <text:p text:style-name="P9">Create a simple Tip Calculator iOS app using Swift and Storyboard. The app will allow users to enter a bill amount and select a tip percentage to calculate the total amount.</text:p>
      <text:p text:style-name="P9"/>
      <text:list text:style-name="L1">
        <text:list-item>
          <text:p text:style-name="P10">User Inputs:</text:p>
          <text:list>
            <text:list-item>
              <text:p text:style-name="P11">A UITextField for entering the bill amount.</text:p>
            </text:list-item>
            <text:list-item>
              <text:p text:style-name="P11">3 or 4 UIButtons for selecting different tip percentages (e.g., 10%, 15%, 20%).</text:p>
            </text:list-item>
            <text:list-item>
              <text:p text:style-name="P11">Alternatively, for extra credit, students can use a UISlider. <text:span text:style-name="T2">See the Extra Credit section for more details.</text:span></text:p>
            </text:list-item>
          </text:list>
        </text:list-item>
        <text:list-item>
          <text:p text:style-name="P10">Calculations &amp; Output:</text:p>
          <text:list>
            <text:list-item>
              <text:p text:style-name="P11">When a user selects a tip percentage, display the tip amount and total bill amount using UILabels.</text:p>
            </text:list-item>
            <text:list-item>
              <text:p text:style-name="P11">The app should update calculations dynamically when the user changes the tip percentage.</text:p>
            </text:list-item>
          </text:list>
        </text:list-item>
        <text:list-item>
          <text:p text:style-name="P10">Layout &amp; UI Design:</text:p>
          <text:list>
            <text:list-item>
              <text:p text:style-name="P10">Use Auto Layout to ensure the UI is properly constrained for different screen sizes.</text:p>
            </text:list-item>
            <text:list-item>
              <text:p text:style-name="P10">Ensure no layout warnings or errors in Storyboard.</text:p>
            </text:list-item>
            <text:list-item>
              <text:p text:style-name="P10">Use proper spacing, alignment, and font styles for readability.</text:p>
            </text:list-item>
          </text:list>
        </text:list-item>
        <text:list-item>
          <text:p text:style-name="P10">Validation:</text:p>
          <text:list>
            <text:list-item>
              <text:p text:style-name="P10">Prevent invalid inputs (e.g., empty text field, non-numeric input).</text:p>
            </text:list-item>
            <text:list-item>
              <text:p text:style-name="P10">If no bill amount is entered, display a friendly error message or disable the tip buttons until valid input is provided.</text:p>
            </text:list-item>
          </text:list>
        </text:list-item>
      </text:list>
      <text:p text:style-name="P12"/>
      <text:p text:style-name="P13">Note: When creating your project, do not create a git repository when choosing the project location.</text:p>
      <text:p text:style-name="P12"/>
      <text:p text:style-name="P14">Constraints</text:p>
      <text:p text:style-name="P15"/>
      <text:list text:style-name="L2">
        <text:list-item>
          <text:p text:style-name="P16"><text:span text:style-name="T4">Ensure there are no layout warnings.</text:span></text:p>
        </text:list-item>
      </text:list>
      <text:p text:style-name="P15"/>
      <text:p text:style-name="P14">Extra Credit</text:p>
      <text:p text:style-name="P15"/>
      <text:list text:style-name="L3">
        <text:list-item>
          <text:p text:style-name="P17"><text:span text:style-name="T5">(+2 pts) </text:span><text:span text:style-name="T4">Implement a UISlider instead of buttons for selecting a tip percentage dynamically.</text:span></text:p>
          <text:list>
            <text:list-item>
              <text:p text:style-name="P18">Display the selected tip percentage as the slider moves.</text:p>
            </text:list-item>
          </text:list>
        </text:list-item>
      </text:list>
      <text:p text:style-name="P15"/>
      <text:p text:style-name="P19">Submission</text:p>
      <text:p text:style-name="P20"/>
      <text:p text:style-name="P21">Submit the commit ID of the specific commit you wish to turn in for this assignme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top="0.1665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top="0in" fo:margin-bottom="0.1665in" style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top="0.1665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top="0in" fo:margin-bottom="0.1665in" style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top="0.1665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top="0in" fo:margin-bottom="0.1665in" style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top="0in" fo:margin-bottom="0.0835in" style:contextual-spacing="false" fo:text-indent="0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top="0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top="0in" fo:margin-bottom="0.1665in" style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top="0in" fo:margin-bottom="0.0835in" style:contextual-spacing="false" fo:text-indent="0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top="0in" fo:margin-bottom="0.1665in" style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top="0in" fo:margin-bottom="0.166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top="0.1665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top="0.1665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top="0in" fo:margin-bottom="0.1665in" style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top="0in" fo:margin-bottom="0.0835in" style:contextual-spacing="false" fo:text-indent="0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top="0.1665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top="0in" fo:margin-bottom="0.0835in" style:contextual-spacing="false" fo:text-indent="-0.25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top="0in" fo:margin-bottom="0.166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top="0in" fo:margin-bottom="0.0835in" style:contextual-spacing="false" fo:text-indent="0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top="0.1665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top="0in" fo:margin-bottom="0.1665in" style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text-indent="0in" style:auto-text-indent="false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Comment" style:family="paragraph" style:parent-style-name="Standard" style:class="extra">
      <style:paragraph-properties fo:margin-left="0.0394in" fo:margin-right="0.0394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draw:fill="none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 draw:fill="none"/>
    </style:style>
    <style:style style:name="Inline_20_Heading" style:display-name="Inline Heading" style:family="graphic">
      <style:graphic-properties fo:min-width="0in" fo:min-height="0in"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Breeze">
        <loext:color loext:name="dark1" loext:color="#232629"/>
        <loext:color loext:name="light1" loext:color="#fcfcfc"/>
        <loext:color loext:name="dark2" loext:color="#31363b"/>
        <loext:color loext:name="light2" loext:color="#eff0f1"/>
        <loext:color loext:name="accent1" loext:color="#da4453"/>
        <loext:color loext:name="accent2" loext:color="#f47750"/>
        <loext:color loext:name="accent3" loext:color="#fdbc4b"/>
        <loext:color loext:name="accent4" loext:color="#c9ce3b"/>
        <loext:color loext:name="accent5" loext:color="#1cdc9a"/>
        <loext:color loext:name="accent6" loext:color="#2ecc71"/>
        <loext:color loext:name="hyperlink" loext:color="#1d99f3"/>
        <loext:color loext:name="followed-hyperlink" loext:color="#3daee9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Nicholas Page</meta:initial-creator>
    <meta:creation-date>2022-08-18T14:27:38.461000000</meta:creation-date>
    <dc:date>2025-03-18T20:57:35.664539834</dc:date>
    <meta:editing-duration>PT18H39M5S</meta:editing-duration>
    <meta:editing-cycles>99</meta:editing-cycles>
    <meta:generator>LibreOffice/25.2.1.2$Linux_X86_64 LibreOffice_project/d3abf4aee5fd705e4a92bba33a32f40bc4e56f49</meta:generator>
    <meta:document-statistic meta:table-count="1" meta:image-count="0" meta:object-count="0" meta:page-count="1" meta:paragraph-count="29" meta:word-count="272" meta:character-count="1589" meta:non-whitespace-character-count="1363"/>
  </office:meta>
</office:document-meta>
</file>